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562cm"/>
    </style:style>
    <style:style style:name="gr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7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4.729cm" fo:min-width="0cm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cm" fo:min-width="0cm"/>
    </style:style>
    <style:style style:name="gr11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0cm"/>
    </style:style>
    <style:style style:name="gr14" style:family="graphic" style:parent-style-name="standard">
      <style:graphic-properties svg:stroke-color="#000000" draw:fill-color="#f10d0c" draw:opacity="50%" draw:opacity-name="" draw:textarea-horizontal-align="justify" draw:textarea-vertical-align="middle" draw:auto-grow-height="false" fo:min-height="0.25cm" fo:min-width="4.2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text-underline-style="none" style:font-size-asian="12pt" style:font-size-complex="12pt"/>
    </style:style>
    <style:style style:name="P6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7" style:family="paragraph">
      <loext:graphic-properties draw:fill-color="#f10d0c" draw:opacity="50%"/>
      <style:paragraph-properties fo:text-align="center"/>
      <style:text-properties fo:color="#000000" loext:opacity="100%"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10.75cm" svg:y="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2.75cm" svg:height="1.199cm" svg:x="10.25cm" svg:y="3.25cm">
          <draw:text-box>
            <text:p><text:span text:style-name="T1">: Utilisateur</text:span></text:p>
          </draw:text-box>
        </draw:frame>
        <draw:line draw:style-name="gr3" draw:text-style-name="P3" draw:layer="layout" svg:x1="11.5cm" svg:y1="4.25cm" svg:x2="11.5cm" svg:y2="5cm">
          <text:p/>
        </draw:line>
        <draw:line draw:style-name="gr3" draw:text-style-name="P3" draw:layer="layout" svg:x1="11.5cm" svg:y1="5.25cm" svg:x2="11.5cm" svg:y2="6cm">
          <text:p/>
        </draw:line>
        <draw:line draw:style-name="gr3" draw:text-style-name="P3" draw:layer="layout" svg:x1="11.5cm" svg:y1="6.25cm" svg:x2="11.5cm" svg:y2="7cm">
          <text:p/>
        </draw:line>
        <draw:line draw:style-name="gr3" draw:text-style-name="P3" draw:layer="layout" svg:x1="11.5cm" svg:y1="7.25cm" svg:x2="11.5cm" svg:y2="8cm">
          <text:p/>
        </draw:line>
        <draw:line draw:style-name="gr3" draw:text-style-name="P3" draw:layer="layout" svg:x1="11.5cm" svg:y1="8.185cm" svg:x2="11.5cm" svg:y2="8.935cm">
          <text:p/>
        </draw:line>
        <draw:line draw:style-name="gr3" draw:text-style-name="P3" draw:layer="layout" svg:x1="11.5cm" svg:y1="9.185cm" svg:x2="11.5cm" svg:y2="9.935cm">
          <text:p/>
        </draw:line>
        <draw:line draw:style-name="gr3" draw:text-style-name="P3" draw:layer="layout" svg:x1="11.5cm" svg:y1="10.25cm" svg:x2="11.5cm" svg:y2="11cm">
          <text:p/>
        </draw:line>
        <draw:line draw:style-name="gr3" draw:text-style-name="P3" draw:layer="layout" svg:x1="11.5cm" svg:y1="11.25cm" svg:x2="11.5cm" svg:y2="12cm">
          <text:p/>
        </draw:line>
        <draw:custom-shape draw:style-name="gr1" draw:text-style-name="P1" draw:layer="layout" svg:width="1.5cm" svg:height="1.5cm" svg:x="17.785cm" svg:y="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5cm" svg:y1="4.25cm" svg:x2="18.5cm" svg:y2="5cm">
          <text:p/>
        </draw:line>
        <draw:line draw:style-name="gr3" draw:text-style-name="P3" draw:layer="layout" svg:x1="18.5cm" svg:y1="5.25cm" svg:x2="18.5cm" svg:y2="6cm">
          <text:p/>
        </draw:line>
        <draw:line draw:style-name="gr3" draw:text-style-name="P3" draw:layer="layout" svg:x1="18.5cm" svg:y1="6.25cm" svg:x2="18.5cm" svg:y2="7cm">
          <text:p/>
        </draw:line>
        <draw:line draw:style-name="gr3" draw:text-style-name="P3" draw:layer="layout" svg:x1="18.5cm" svg:y1="7.25cm" svg:x2="18.5cm" svg:y2="8cm">
          <text:p/>
        </draw:line>
        <draw:line draw:style-name="gr3" draw:text-style-name="P3" draw:layer="layout" svg:x1="18.5cm" svg:y1="8.185cm" svg:x2="18.5cm" svg:y2="8.935cm">
          <text:p/>
        </draw:line>
        <draw:line draw:style-name="gr3" draw:text-style-name="P3" draw:layer="layout" svg:x1="18.5cm" svg:y1="9.185cm" svg:x2="18.5cm" svg:y2="9.935cm">
          <text:p/>
        </draw:line>
        <draw:line draw:style-name="gr3" draw:text-style-name="P3" draw:layer="layout" svg:x1="18.5cm" svg:y1="10.25cm" svg:x2="18.5cm" svg:y2="11cm">
          <text:p/>
        </draw:line>
        <draw:line draw:style-name="gr3" draw:text-style-name="P3" draw:layer="layout" svg:x1="18.5cm" svg:y1="11.25cm" svg:x2="18.5cm" svg:y2="12cm">
          <text:p/>
        </draw:line>
        <draw:custom-shape draw:style-name="gr1" draw:text-style-name="P1" draw:layer="layout" svg:width="1.5cm" svg:height="1.5cm" svg:x="22.5cm" svg:y="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3.25cm" svg:y1="4.25cm" svg:x2="23.25cm" svg:y2="5cm">
          <text:p/>
        </draw:line>
        <draw:line draw:style-name="gr3" draw:text-style-name="P3" draw:layer="layout" svg:x1="23.25cm" svg:y1="5.25cm" svg:x2="23.25cm" svg:y2="6cm">
          <text:p/>
        </draw:line>
        <draw:line draw:style-name="gr3" draw:text-style-name="P3" draw:layer="layout" svg:x1="23.25cm" svg:y1="6.25cm" svg:x2="23.25cm" svg:y2="7cm">
          <text:p/>
        </draw:line>
        <draw:line draw:style-name="gr3" draw:text-style-name="P3" draw:layer="layout" svg:x1="23.25cm" svg:y1="7.25cm" svg:x2="23.25cm" svg:y2="8cm">
          <text:p/>
        </draw:line>
        <draw:line draw:style-name="gr3" draw:text-style-name="P3" draw:layer="layout" svg:x1="23.25cm" svg:y1="8.185cm" svg:x2="23.25cm" svg:y2="8.935cm">
          <text:p/>
        </draw:line>
        <draw:line draw:style-name="gr3" draw:text-style-name="P3" draw:layer="layout" svg:x1="23.25cm" svg:y1="9.185cm" svg:x2="23.25cm" svg:y2="9.935cm">
          <text:p/>
        </draw:line>
        <draw:line draw:style-name="gr3" draw:text-style-name="P3" draw:layer="layout" svg:x1="23.25cm" svg:y1="10.25cm" svg:x2="23.25cm" svg:y2="11cm">
          <text:p/>
        </draw:line>
        <draw:line draw:style-name="gr3" draw:text-style-name="P3" draw:layer="layout" svg:x1="23.25cm" svg:y1="11.25cm" svg:x2="23.25cm" svg:y2="12cm">
          <text:p/>
        </draw:line>
        <draw:frame draw:style-name="gr4" draw:text-style-name="P2" draw:layer="layout" svg:width="2.75cm" svg:height="1.673cm" svg:x="17.43cm" svg:y="3.327cm">
          <draw:text-box>
            <text:p><text:span text:style-name="T1">: Metier</text:span></text:p>
          </draw:text-box>
        </draw:frame>
        <draw:custom-shape draw:style-name="gr5" draw:text-style-name="P4" draw:layer="layout" svg:width="0.25cm" svg:height="5cm" svg:x="11.387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25cm" svg:height="4.979cm" svg:x="18.395cm" svg:y="5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1.5cm" svg:y1="5.25cm" svg:x2="18.5cm" svg:y2="5.25cm">
          <text:p/>
        </draw:line>
        <draw:frame draw:style-name="gr4" draw:text-style-name="P5" draw:layer="layout" svg:width="4cm" svg:height="1.673cm" svg:x="11.5cm" svg:y="4.577cm">
          <draw:text-box>
            <text:p><text:span text:style-name="T2">Nombre de cuves</text:span></text:p>
          </draw:text-box>
        </draw:frame>
        <draw:frame draw:style-name="gr4" draw:text-style-name="P5" draw:layer="layout" svg:width="4.25cm" svg:height="1.673cm" svg:x="11.5cm" svg:y="5.5cm">
          <draw:text-box>
            <text:p><text:span text:style-name="T2">Capacité des cuves</text:span></text:p>
          </draw:text-box>
        </draw:frame>
        <draw:line draw:style-name="gr7" draw:text-style-name="P3" draw:layer="layout" svg:x1="11.5cm" svg:y1="6.25cm" svg:x2="18.5cm" svg:y2="6.25cm">
          <text:p/>
        </draw:line>
        <draw:frame draw:style-name="gr4" draw:text-style-name="P5" draw:layer="layout" svg:width="4.25cm" svg:height="1.673cm" svg:x="11.5cm" svg:y="6.5cm">
          <draw:text-box>
            <text:p><text:span text:style-name="T2">Création tuyaux </text:span></text:p>
          </draw:text-box>
        </draw:frame>
        <draw:line draw:style-name="gr7" draw:text-style-name="P3" draw:layer="layout" svg:x1="11.5cm" svg:y1="7.25cm" svg:x2="18.5cm" svg:y2="7.25cm">
          <text:p/>
        </draw:line>
        <draw:frame draw:style-name="gr4" draw:text-style-name="P5" draw:layer="layout" svg:width="6.75cm" svg:height="1.673cm" svg:x="11.5cm" svg:y="7.5cm">
          <draw:text-box>
            <text:p><text:span text:style-name="T2">Relier les cuves avec les tuyaux</text:span></text:p>
          </draw:text-box>
        </draw:frame>
        <draw:line draw:style-name="gr7" draw:text-style-name="P3" draw:layer="layout" svg:x1="11.5cm" svg:y1="8.25cm" svg:x2="18.5cm" svg:y2="8.25cm">
          <text:p/>
        </draw:line>
        <draw:frame draw:style-name="gr4" draw:text-style-name="P5" draw:layer="layout" svg:width="6.75cm" svg:height="1.673cm" svg:x="11.5cm" svg:y="8.5cm">
          <draw:text-box>
            <text:p><text:span text:style-name="T2">Type de structure</text:span></text:p>
          </draw:text-box>
        </draw:frame>
        <draw:line draw:style-name="gr7" draw:text-style-name="P3" draw:layer="layout" svg:x1="11.5cm" svg:y1="9.25cm" svg:x2="18.5cm" svg:y2="9.25cm">
          <text:p/>
        </draw:line>
        <draw:frame draw:style-name="gr8" draw:text-style-name="P2" draw:layer="layout" svg:width="2.75cm" svg:height="1.5cm" svg:x="26.5cm" svg:y="3.5cm">
          <draw:text-box>
            <text:p><text:span text:style-name="T1">: Tuyau</text:span></text:p>
          </draw:text-box>
        </draw:frame>
        <draw:line draw:style-name="gr7" draw:text-style-name="P3" draw:layer="layout" svg:x1="18.5cm" svg:y1="9.75cm" svg:x2="23.25cm" svg:y2="9.75cm">
          <text:p/>
        </draw:line>
        <draw:custom-shape draw:style-name="gr9" draw:text-style-name="P4" draw:layer="layout" svg:width="0.25cm" svg:height="1.75cm" svg:x="23.14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5cm" svg:height="1.673cm" svg:x="19cm" svg:y="9cm">
          <draw:text-box>
            <text:p><text:span text:style-name="T2">creerCuve()</text:span></text:p>
          </draw:text-box>
        </draw:frame>
        <draw:custom-shape draw:style-name="gr10" draw:text-style-name="P4" draw:layer="layout" svg:width="0.25cm" svg:height="1.25cm" svg:x="11.394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23.25cm" svg:y1="11cm" svg:x2="11.5cm" svg:y2="11cm">
          <text:p/>
        </draw:line>
        <draw:frame draw:style-name="gr4" draw:text-style-name="P5" draw:layer="layout" svg:width="6.75cm" svg:height="1.673cm" svg:x="11.75cm" svg:y="10.327cm">
          <draw:text-box>
            <text:p><text:span text:style-name="T2">Envoie du fichier texte</text:span></text:p>
          </draw:text-box>
        </draw:frame>
        <draw:custom-shape draw:style-name="gr1" draw:text-style-name="P1" draw:layer="layout" svg:width="1.5cm" svg:height="1.5cm" svg:x="26.75cm" svg:y="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5cm" svg:y1="4.25cm" svg:x2="27.5cm" svg:y2="5cm">
          <text:p/>
        </draw:line>
        <draw:line draw:style-name="gr3" draw:text-style-name="P3" draw:layer="layout" svg:x1="27.5cm" svg:y1="5.25cm" svg:x2="27.5cm" svg:y2="6cm">
          <text:p/>
        </draw:line>
        <draw:line draw:style-name="gr3" draw:text-style-name="P3" draw:layer="layout" svg:x1="27.5cm" svg:y1="6.25cm" svg:x2="27.5cm" svg:y2="7cm">
          <text:p/>
        </draw:line>
        <draw:line draw:style-name="gr3" draw:text-style-name="P3" draw:layer="layout" svg:x1="27.5cm" svg:y1="7.25cm" svg:x2="27.5cm" svg:y2="8cm">
          <text:p/>
        </draw:line>
        <draw:line draw:style-name="gr3" draw:text-style-name="P3" draw:layer="layout" svg:x1="27.5cm" svg:y1="8.185cm" svg:x2="27.5cm" svg:y2="8.935cm">
          <text:p/>
        </draw:line>
        <draw:line draw:style-name="gr3" draw:text-style-name="P3" draw:layer="layout" svg:x1="27.5cm" svg:y1="9.185cm" svg:x2="27.5cm" svg:y2="9.935cm">
          <text:p/>
        </draw:line>
        <draw:line draw:style-name="gr3" draw:text-style-name="P3" draw:layer="layout" svg:x1="27.5cm" svg:y1="10.25cm" svg:x2="27.5cm" svg:y2="11cm">
          <text:p/>
        </draw:line>
        <draw:line draw:style-name="gr3" draw:text-style-name="P3" draw:layer="layout" svg:x1="27.5cm" svg:y1="11.25cm" svg:x2="27.5cm" svg:y2="12cm">
          <text:p/>
        </draw:line>
        <draw:frame draw:style-name="gr12" draw:text-style-name="P2" draw:layer="layout" svg:width="2.75cm" svg:height="1.25cm" svg:x="22.5cm" svg:y="3.5cm">
          <draw:text-box>
            <text:p><text:span text:style-name="T1">: Cuve</text:span></text:p>
          </draw:text-box>
        </draw:frame>
        <draw:custom-shape draw:style-name="gr13" draw:text-style-name="P4" draw:layer="layout" svg:width="0.25cm" svg:height="0.75cm" svg:x="27.394cm" svg:y="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25cm" svg:height="1.673cm" svg:x="23.75cm" svg:y="9.25cm">
          <draw:text-box>
            <text:p><text:span text:style-name="T2">creerTuyau()</text:span></text:p>
          </draw:text-box>
        </draw:frame>
        <draw:line draw:style-name="gr7" draw:text-style-name="P3" draw:layer="layout" svg:x1="23.25cm" svg:y1="10cm" svg:x2="27.5cm" svg:y2="10cm">
          <text:p/>
        </draw:line>
        <draw:custom-shape draw:style-name="gr14" draw:text-style-name="P7" draw:layer="layout" svg:width="4.75cm" svg:height="0.5cm" svg:x="1cm" svg:y="1cm">
          <text:p text:style-name="P6"><text:span text:style-name="T3">Application n°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radial" draw:cx="50%" draw:cy="50%" draw:start="100%" draw:end="0%" draw:border="0%"/>
    <draw:opacity draw:name="Transparency_20_3" draw:display-name="Transparency 3" draw:style="ellipsoid" draw:cx="50%" draw:cy="50%" draw:start="100%" draw:end="0%" draw:angle="0deg" draw:border="0%"/>
    <draw:opacity draw:name="Transparency_20_4" draw:display-name="Transparency 4" draw:style="square" draw:cx="50%" draw:cy="50%" draw:start="100%" draw:end="0%" draw:angle="0deg" draw:border="0%"/>
    <draw:opacity draw:name="Transparency_20_5" draw:display-name="Transparency 5" draw:style="rectangular" draw:cx="50%" draw:cy="50%" draw:start="100%" draw:end="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09:28:22.418000000</meta:creation-date>
    <dc:date>2022-06-10T14:49:33.397000000</dc:date>
    <meta:editing-duration>PT17M6S</meta:editing-duration>
    <meta:editing-cycles>4</meta:editing-cycles>
    <meta:generator>LibreOffice/7.2.2.2$Windows_X86_64 LibreOffice_project/02b2acce88a210515b4a5bb2e46cbfb63fe97d56</meta:generator>
    <meta:document-statistic meta:object-count="62"/>
  </office:meta>
</office:document-meta>
</file>